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ndidateComponentsIndexerTests.persistenc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IndexerTests.stereotype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IndexerTests.stereotypeControllerMeta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IndexerTests.testSingleComponent( Class &lt; ? &gt; target , Class &lt; ? &gt; ... stereo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ndidateComponentsIndexerTests.stereotypeController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IndexerTests.stereotype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IndexerTests.readGeneratedMetadata( File outputL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andidateComponentsIndexerTests.persistence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IndexerTests.stereotype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IndexerTests.cdiManaged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IndexerTests.createCompiler( @ TempDir Path temp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IndexerTests.embeddedCandidatesAreDetec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ndidateComponentsIndexerTests.typeStereotypeOnInterfaceFromSeveral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IndexerTests.cdiNam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IndexerTests.typeStereotypeFromSeveral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IndexerTests.typeStereotypeFromInterfaceFrom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IndexerTests.stereotypeOnAbstrac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IndexerTests.compile( Class &lt; ? &gt; ...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ndidateComponentsIndexerTests.typeStereotype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IndexerTests.persistenceEmbed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IndexerTests.no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ndidateComponentsIndexerTests.cdi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IndexerTests.embeddedNonStaticCandidateAreIgno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ndidateComponentsIndexerTests.packag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ndidateComponentsIndexerTests.testComponent( Class &lt; ? &gt; ... class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ndidateComponentsIndexerTests.stereotype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IndexerTests.persistenceMapped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IndexerTests.compile( String ...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ndidateComponentsIndexerTests.typeStereotypeOnIndexed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IndexerTests.typeStereotypeFromMeta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IndexerTests.no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